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top="0.0835in" fo:margin-bottom="0in" loext:contextual-spacing="false" fo:line-height="100%"/>
    </style:style>
    <style:style style:name="P3" style:family="paragraph" style:parent-style-name="Standard">
      <style:paragraph-properties fo:break-before="page"/>
    </style:style>
    <style:style style:name="P4" style:family="paragraph" style:parent-style-name="Title" style:master-page-name="Standard">
      <style:paragraph-properties style:page-number="1"/>
    </style:style>
    <style:style style:name="P5" style:family="paragraph" style:parent-style-name="Heading_20_3">
      <style:paragraph-properties fo:margin-top="0.1665in" fo:margin-bottom="0.0417in" loext:contextual-spacing="false" fo:line-height="100%" fo:keep-togeth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0000ff" fo:font-weight="bold" style:font-weight-asian="bold"/>
    </style:style>
    <style:style style:name="T3" style:family="text">
      <style:text-properties fo:color="#0000ff" fo:font-size="14pt" fo:font-weight="bold" style:font-size-asian="14pt" style:font-weight-asian="bold" style:font-size-complex="14pt"/>
    </style:style>
    <style:style style:name="T4" style:family="text">
      <style:text-properties fo:color="#274e13" fo:font-weight="bold" style:font-weight-asian="bold"/>
    </style:style>
    <style:style style:name="T5" style:family="text">
      <style:text-properties style:font-name="Verdana" fo:font-size="12pt" style:font-name-asian="Verdana1" style:font-size-asian="12pt" style:font-name-complex="Verdana1" style:font-size-complex="12pt"/>
    </style:style>
    <style:style style:name="T6" style:family="text">
      <style:text-properties fo:color="#434343" fo:font-size="14pt" style:font-size-asian="14pt" style:font-size-complex="14pt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hsaoaqyf60qx"/>Glosario de términos y definiciones - Reportes Históricos</text:p>
      <text:p text:style-name="Standard">Exportación a Excel</text:p>
      <text:p text:style-name="Standard">Evaluar medidas duales</text:p>
      <text:p text:style-name="Standard"/>
      <text:p text:style-name="Heading_20_1"><text:bookmark text:name="_12uzvpp7qw6v"/>Reporte Operativo Detallado</text:p>
      <text:p text:style-name="Standard">Este reporte genera registros de información diaria por agente y por dia</text:p>
      <text:p text:style-name="Standard">Si una entidad es múltiple se reporta varias veces</text:p>
      <text:p text:style-name="Standard">Evaluar posibilidad de sort en caliente con consolidación</text:p>
      <text:p text:style-name="Standard"/>
      <text:p text:style-name="Heading_20_2"><text:bookmark text:name="_41fdfbxc6mnw"/>Los filtros de este reporte son:</text:p>
      <text:p text:style-name="Heading_20_3"><text:bookmark text:name="_dozl5xmlsmh4"/>Rango de Fecha: </text:p>
      <text:p text:style-name="Standard">poder realizar una consulta entre un rango de fecha específico, desde / Hasta.</text:p>
      <text:p text:style-name="Standard">default es fecha actual</text:p>
      <text:p text:style-name="Standard"/>
      <text:p text:style-name="Heading_20_3"><text:bookmark text:name="_m7cpnjwat7z9"/>Rango de Hora: </text:p>
      <text:p text:style-name="Standard">poder realizar una consulta entre un rango de horas específico, desde / Hasta.</text:p>
      <text:p text:style-name="Standard">default es todo el dia</text:p>
      <text:p text:style-name="Standard"/>
      <text:p text:style-name="Heading_20_3"><text:bookmark text:name="_7092bmr5u2ts"/>Campaña</text:p>
      <text:p text:style-name="Standard">Realizar la búsqueda de información seleccionando de una campaña particular</text:p>
      <text:p text:style-name="Heading_20_3"><text:bookmark text:name="_u3ychqcw0myz"/><text:soft-page-break/>Servicio / Skill / Cola</text:p>
      <text:p text:style-name="Standard">Realizar la búsqueda de información seleccionando de un servicio particular</text:p>
      <text:p text:style-name="Heading_20_3"><text:bookmark text:name="_g40xssyt1m4q"/>Agente *</text:p>
      <text:p text:style-name="Standard">Realizar la búsqueda de información seleccionando de un agente en particular</text:p>
      <text:p text:style-name="Standard"/>
      <text:p text:style-name="Standard"><text:span text:style-name="T1">Los datos que debe contener este reporte son:</text:span></text:p>
      <text:p text:style-name="Standard"/>
      <text:p text:style-name="Standard"/>
      <text:p text:style-name="Heading_20_3"><text:bookmark text:name="_9w2orc1hi882"/>Fecha<text:tab/></text:p>
      <text:p text:style-name="Standard">Intervalo de Fecha de la data a mostrar en formato DD/MM/AAAA</text:p>
      <text:p text:style-name="Heading_20_3"><text:bookmark text:name="_mp6qxr58rnoe"/>Mes</text:p>
      <text:p text:style-name="Standard">Mes de la fecha mostrada, en formato texto Ejemplo: Abril</text:p>
      <text:p text:style-name="Heading_20_3"><text:bookmark text:name="_7ree8ee874f9"/>Día</text:p>
      <text:p text:style-name="Standard">Dia de la fecha mostrada, en formato texto y número, ejemplo: domingo 01, lunes 02…</text:p>
      <text:p text:style-name="Heading_20_3"><text:bookmark text:name="_qnyyq5cg0b8w"/>Servicio</text:p>
      <text:p text:style-name="Standard">Nombre del servicio / skill / cola de donde se está presentando el dato.</text:p>
      <text:p text:style-name="Standard"/>
      <text:p text:style-name="Heading_20_3"><text:bookmark text:name="_8qn386vlxvh6"/>Supervisor</text:p>
      <text:p text:style-name="Standard">Nombre del supervisor asignado al agente</text:p>
      <text:p text:style-name="Standard"/>
      <text:p text:style-name="Heading_20_3"><text:bookmark text:name="_cv9vhjrohzwu"/>Agente </text:p>
      <text:p text:style-name="Standard"><text:soft-page-break/>Nombre del agente mostrado</text:p>
      <text:p text:style-name="Standard"/>
      <text:p text:style-name="Heading_20_3"><text:bookmark text:name="_ucr8kw30zsd8"/>IDOP</text:p>
      <text:p text:style-name="Standard">Código de identificación asignado al agente</text:p>
      <text:p text:style-name="Standard"/>
      <text:p text:style-name="Heading_20_3"><text:bookmark text:name="_8lvvi6hgfp21"/>Tiempo de Login <text:span text:style-name="T2">Expresado en hh:mm:ss</text:span></text:p>
      <text:p text:style-name="Standard">Total Tiempo que el agente ha estado conectado al sistema de acuerdo a los filtros seleccionados</text:p>
      <text:p text:style-name="Standard"/>
      <text:p text:style-name="Heading_20_3"><text:bookmark text:name="_o1a3z0tpnamk"/>Tiempo Disponible <text:span text:style-name="T2">Expresado </text:span><text:span text:style-name="T2"><office:annotation office:name="__Annotation__95_33743704"><dc:creator>Jorge Barrero</dc:creator><dc:date>2017-12-22T15:46:17</dc:date><text:p><text:span text:style-name="T8">queda bajo revision por parte del cliente</text:span></text:p></office:annotation></text:span><text:span text:style-name="T2">en hh:mm:ss</text:span><office:annotation-end office:name="__Annotation__95_33743704"/></text:p>
      <text:p text:style-name="Standard">Total del Tiempo que el agente ha estado disponible para atender llamadas</text:p>
      <text:p text:style-name="Standard"/>
      <text:p text:style-name="Heading_20_3"><text:bookmark text:name="_xd8xx75r7imt"/>Tiempo Conversación <text:span text:style-name="T2">Expresado en hh:mm:ss</text:span></text:p>
      <text:p text:style-name="Standard">Total del Tiempo que el agente ha estado en conversación tanto en llamadas entrantes como en salientes</text:p>
      <text:p text:style-name="Standard"/>
      <text:p text:style-name="Heading_20_3"><text:bookmark text:name="_v3jjp681h49"/>Tiempo de Auxiliares <text:span text:style-name="T2">Expresado en hh:mm:ss</text:span></text:p>
      <text:p text:style-name="Standard">Total del Tiempo que el agente ha estado en codigo auxiliares</text:p>
      <text:p text:style-name="Standard"/>
      <text:p text:style-name="Heading_20_3"><text:bookmark text:name="_6xanajtrsqfk"/>Entrantes <text:s/><text:span text:style-name="T2">Expresado en Unidades</text:span></text:p>
      <text:p text:style-name="Standard">Cantidad de Llamadas recibidas por el agente</text:p>
      <text:p text:style-name="Standard"/>
      <text:p text:style-name="Heading_20_3"><text:bookmark text:name="_873srle212ba"/>Tiempo Conversación Entrantes <text:s/><text:span text:style-name="T2">Expresado en Segundos</text:span></text:p>
      <text:p text:style-name="Standard"><text:soft-page-break/>Total de Tiempo en conversación de las llamadas entrantes</text:p>
      <text:p text:style-name="Heading_20_3"><text:bookmark text:name="_45hy2549qgkz"/>Salientes <text:span text:style-name="T2">Expresado en Unidades</text:span></text:p>
      <text:p text:style-name="Standard">Cantidad de Llamadas emitidas por el agente</text:p>
      <text:p text:style-name="Heading_20_3"><text:bookmark text:name="_lcek1npkec2p"/>Tiempo Conversación Saliente <text:span text:style-name="T2">Expresado en Segundos</text:span></text:p>
      <text:p text:style-name="Standard">Total del Tiempo de conversación de las llamadas emitidas</text:p>
      <text:p text:style-name="Standard"/>
      <text:p text:style-name="Heading_20_3"><text:bookmark text:name="_qx6occduglmk"/>Colgadas <text:s/><text:span text:style-name="T2">Expresado en Unidades</text:span></text:p>
      <text:p text:style-name="Standard">Cantidad de llamadas colgadas o liberadas por el agente</text:p>
      <text:p text:style-name="Standard"/>
      <text:p text:style-name="Heading_20_3"><text:bookmark text:name="_qjxi57j5lak3"/>Evento Not Ready <text:span text:style-name="T2">Expresado en Unidades</text:span></text:p>
      <text:p text:style-name="Standard">cantidad de veces que el agente colocó Notready</text:p>
      <text:p text:style-name="Heading_20_3"><text:bookmark text:name="_89h7cajkfqhy"/>Tiempo en ACW <text:span text:style-name="T2">Expresado en hh:mm:ss</text:span></text:p>
      <text:p text:style-name="Standard">Total del Tiempo que el agente tarda en proceso post llamada, desde que se cuelga la llamada hasta que el operador cambia de estado, ejemplo: pasa de llamada a disponible y/o pasa de llamadas a auxiliar.</text:p>
      <text:p text:style-name="Standard"/>
      <text:p text:style-name="Standard">ACW= After call work</text:p>
      <text:p text:style-name="Standard"/>
      <text:p text:style-name="Heading_20_3"><text:bookmark text:name="_dz7sjq31gjrn"/>Tiempo en Hold <text:span text:style-name="T2">Expresado en hh:mm:ss</text:span></text:p>
      <text:p text:style-name="Standard">Total del Tiempo que el agente colocas las llamadas en espera con musiquita</text:p>
      <text:p text:style-name="Standard"/>
      <text:p text:style-name="Heading_20_3"><text:bookmark text:name="_i67ll2yfksr8"/>Llamadas On Hold <text:span text:style-name="T2">Expresado en Unidades</text:span></text:p>
      <text:p text:style-name="Standard">Cantidad de llamadas colocadas en retener</text:p>
      <text:p text:style-name="Standard"><text:soft-page-break/></text:p>
      <text:p text:style-name="Heading_20_3"><text:bookmark text:name="_wy4sc1frvfoe"/>Internas <text:span text:style-name="T2">Expresado en Unidades</text:span></text:p>
      <text:p text:style-name="Standard">Cantidad de llamadas realizadas a extensiones internas</text:p>
      <text:p text:style-name="Standard"/>
      <text:p text:style-name="Standard"/>
      <text:p text:style-name="Heading_20_3"><text:bookmark text:name="_totls9w1xo77"/>Tiempo de llamadas Internas (Sg) <text:span text:style-name="T2">Expresado en Segundos</text:span></text:p>
      <text:p text:style-name="Standard">Tiempo total duración de llamadas internas</text:p>
      <text:p text:style-name="Standard"/>
      <text:p text:style-name="Heading_20_3"><text:bookmark text:name="_swaw9lwx62ee"/>Tiempo Promedio de Atención <text:span text:style-name="T2">Expresado en Segundos</text:span></text:p>
      <text:p text:style-name="Standard">es el Tiempo Medio que se tarda el agente en Operación</text:p>
      <text:p text:style-name="Standard">SUMA(tiempo operación)/CONTAR(llamadas atendidas) del agente</text:p>
      <text:p text:style-name="P5"><text:bookmark text:name="_70uf9lygji9h"/><text:span text:style-name="T4">tiempo_de_operacion - </text:span><text:span text:style-name="T2">Expresado en Segundos</text:span></text:p>
      <text:p text:style-name="P2"><text:span text:style-name="T5">Suma de (duración de llamada + tiempo de hold + after call work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2ztgzxnqr6qj"/>Reporte Detallado Auxiliares</text:p>
      <text:p text:style-name="Standard">la unidad del reporte es agente por auxiliar</text:p>
      <text:p text:style-name="Standard"><text:soft-page-break/></text:p>
      <text:p text:style-name="Standard">Los filtros de este reporte son:</text:p>
      <text:p text:style-name="Heading_20_3"><text:bookmark text:name="_jmrt6ujqtd0e"/>Rango de Fecha: </text:p>
      <text:p text:style-name="Standard">poder realizar una consulta entre un rango de fecha específico, desde / Hasta.</text:p>
      <text:p text:style-name="Standard"/>
      <text:p text:style-name="Heading_20_3"><text:bookmark text:name="_kwh25teflth9"/>Rango de Hora: </text:p>
      <text:p text:style-name="Standard">poder realizar una consulta entre un rango de horas específico, desde / Hasta.</text:p>
      <text:p text:style-name="Standard"/>
      <text:p text:style-name="Heading_20_3"><text:bookmark text:name="_vmegyht3wy00"/>Campaña</text:p>
      <text:p text:style-name="Standard">Realizar la búsqueda de información seleccionando de una campaña particular</text:p>
      <text:p text:style-name="Heading_20_3"><text:bookmark text:name="_rshh1egwxege"/>Servicio / Skill / Cola</text:p>
      <text:p text:style-name="Standard">Realizar la búsqueda de información seleccionando de un servicio particular</text:p>
      <text:p text:style-name="Heading_20_3"><text:bookmark text:name="_t8n4l0rzm8d9"/>Agente</text:p>
      <text:p text:style-name="Standard">Realizar la búsqueda de información seleccionando de un agente en particular</text:p>
      <text:p text:style-name="Standard"/>
      <text:p text:style-name="Standard"><text:span text:style-name="T1">Los datos que debe contener este reporte son:</text:span></text:p>
      <text:p text:style-name="Standard"/>
      <text:p text:style-name="Heading_20_3"><text:bookmark text:name="_z9tn9se3ewg5"/>Fecha<text:tab/></text:p>
      <text:p text:style-name="Standard">Fecha de la data a mostrar en formato DD/MM/AAAA</text:p>
      <text:p text:style-name="Heading_20_3"><text:bookmark text:name="_puts0t2sfpau"/>Mes</text:p>
      <text:p text:style-name="Standard">Mes de la fecha mostrada, en formato texto Ejemplo: Abril</text:p>
      <text:p text:style-name="Heading_20_3"><text:bookmark text:name="_eg3uf0u5iitw"/><text:soft-page-break/>Día</text:p>
      <text:p text:style-name="Standard">Dia de la fecha mostrada, en formato texto y número, ejemplo: domingo 01, lunes 02…</text:p>
      <text:p text:style-name="Heading_20_3"><text:bookmark text:name="_9zez7v2r265o"/>Servicio</text:p>
      <text:p text:style-name="Standard">Nombre del servicio / skill / cola de donde se está presentando el dato.</text:p>
      <text:p text:style-name="Standard"/>
      <text:p text:style-name="Heading_20_3"><text:bookmark text:name="_yocw40egw71p"/>Supervisor</text:p>
      <text:p text:style-name="Standard">Nombre del supervisor asignado al agente</text:p>
      <text:p text:style-name="Heading_20_3"><text:bookmark text:name="_iwm3n861dkbl"/>Agente </text:p>
      <text:p text:style-name="Standard">Nombre del agente mostrado</text:p>
      <text:p text:style-name="Standard"/>
      <text:p text:style-name="Heading_20_3"><text:bookmark text:name="_8uibyrmaf3zw"/>IDOP</text:p>
      <text:p text:style-name="Standard">Código de identificación asignado al agente</text:p>
      <text:p text:style-name="Standard"/>
      <text:p text:style-name="Standard"/>
      <text:p text:style-name="Standard"><office:annotation office:name="__Annotation__260_33743704"><dc:creator>Airam Ponce</dc:creator><dc:date>2017-12-07T14:08:10</dc:date><text:p><text:span text:style-name="T8">dato duplicado validar,</text:span></text:p></office:annotation>Servicio / Campaña<office:annotation-end office:name="__Annotation__260_33743704"/></text:p>
      <text:p text:style-name="Standard"/>
      <text:p text:style-name="Standard">Eliminar este campo, </text:p>
      <text:p text:style-name="Standard"/>
      <text:p text:style-name="Heading_20_3"><text:bookmark text:name="_ks9b1dk7s0l8"/>Extensión</text:p>
      <text:p text:style-name="Standard">la extensión asociada al agente que se está reportando</text:p>
      <text:p text:style-name="Standard"/>
      <text:p text:style-name="Heading_20_3"><text:bookmark text:name="_hfd6jac48f57"/><text:soft-page-break/>Hora Inicio <text:span text:style-name="T2">Expresado en HH:MM:SS</text:span></text:p>
      <text:p text:style-name="Standard">Hora inicio de cada evento auxiliar</text:p>
      <text:p text:style-name="Standard"/>
      <text:p text:style-name="Heading_20_3"><text:bookmark text:name="_7ci6ul55z5mp"/>Hora Fin <text:span text:style-name="T2">Expresado en HH:MM:SS</text:span></text:p>
      <text:p text:style-name="Standard">Hora fin de cada evento auxiliar</text:p>
      <text:p text:style-name="Standard"/>
      <text:p text:style-name="Heading_20_3"><text:bookmark text:name="_pmc36xk0zko"/>Tipo Aux</text:p>
      <text:p text:style-name="Standard">el tipo de auxiliar seleccionado por el agente</text:p>
      <text:p text:style-name="Standard"/>
      <text:p text:style-name="Heading_20_3"><text:bookmark text:name="_rjpdsxnd8v5s"/>Tiempo de Auxiliar <text:span text:style-name="T2">Expresado en Segundos</text:span></text:p>
      <text:p text:style-name="Standard">Tiempo total del evento del auxiliar report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nm3z4zdmy7yk"/>Reporte de Servicio Historico</text:p>
      <text:p text:style-name="Standard">La unidad de reportes es por dia por servicio</text:p>
      <text:p text:style-name="Heading_20_2"><text:bookmark text:name="_g6o2h48242rw"/>Los filtros de este reporte son:</text:p>
      <text:p text:style-name="Heading_20_3"><text:bookmark text:name="_we7pg7bw8kaj"/>Rango de Fecha: </text:p>
      <text:p text:style-name="Standard"><text:soft-page-break/>poder realizar una consulta entre un rango de fecha específico, desde / Hasta.</text:p>
      <text:p text:style-name="Standard"/>
      <text:p text:style-name="Heading_20_3"><text:bookmark text:name="_pqvoxjd0239x"/>Rango de Hora: </text:p>
      <text:p text:style-name="Standard">poder realizar una consulta entre un rango de horas específico, desde / Hasta.</text:p>
      <text:p text:style-name="Standard"/>
      <text:p text:style-name="Subtitle"><text:bookmark text:name="_nzxt0fkra6ik"/><text:span text:style-name="T6">P</text:span>or día de la semana</text:p>
      <text:p text:style-name="Standard">poder realizar una consulta por dia especifico de la semana, ejemplo: sólo los lunes...</text:p>
      <text:p text:style-name="Heading_20_3"><text:bookmark text:name="_jzfvf6ajclkc"/>Campaña</text:p>
      <text:p text:style-name="Standard">Realizar la búsqueda de información seleccionando de una campaña particular</text:p>
      <text:p text:style-name="Heading_20_3"><text:bookmark text:name="_lmioughgrpm"/>Servicio / Skill / Cola</text:p>
      <text:p text:style-name="Standard">Realizar la búsqueda de información seleccionando de un servicio particular</text:p>
      <text:p text:style-name="Heading_20_3"><text:bookmark text:name="_bmljk9l4rnds"/>Agente</text:p>
      <text:p text:style-name="Standard">Realizar la búsqueda de información seleccionando de un agente en particular</text:p>
      <text:p text:style-name="Standard"/>
      <text:p text:style-name="Standard"><text:span text:style-name="T1">Los datos que debe contener este reporte son:</text:span></text:p>
      <text:p text:style-name="Standard"/>
      <text:p text:style-name="Heading_20_3"><text:bookmark text:name="_29cnj5w6tl5n"/>Fecha<text:tab/></text:p>
      <text:p text:style-name="Standard">Fecha de la data a mostrar en formato DD/MM/AAAA</text:p>
      <text:p text:style-name="Heading_20_3"><text:bookmark text:name="_gyk9zjozy5f8"/>Mes</text:p>
      <text:p text:style-name="Standard">Mes de la fecha mostrada, en formato texto Ejemplo: Abril</text:p>
      <text:p text:style-name="Heading_20_3"><text:bookmark text:name="_j5eon8qj09vm"/>Día</text:p>
      <text:p text:style-name="Standard"><text:soft-page-break/>Dia de la fecha mostrada, en formato texto y número, ejemplo: domingo 01, lunes 02…</text:p>
      <text:p text:style-name="Heading_20_3"><text:bookmark text:name="_b0steutva84e"/>Servicio</text:p>
      <text:p text:style-name="Standard">Nombre del servicio / skill / cola de donde se está presentando el dato.</text:p>
      <text:p text:style-name="Standard"/>
      <text:p text:style-name="Heading_20_3"><text:bookmark text:name="_7gz4p6ldw5gh"/>Llamadas Recibidas <text:span text:style-name="T2">Expresado en Unidades</text:span></text:p>
      <text:p text:style-name="Standard">Cantidad de llamadas recibidas</text:p>
      <text:p text:style-name="Standard"/>
      <text:p text:style-name="Standard"/>
      <text:p text:style-name="Heading_20_3"><text:bookmark text:name="_n8vr0iefe53d"/>Llamadas Contestadas <text:span text:style-name="T2">Expresado en Unidades</text:span></text:p>
      <text:p text:style-name="Standard">Cantidad de llamadas contestadas</text:p>
      <text:p text:style-name="Standard"/>
      <text:p text:style-name="Heading_20_3"><text:bookmark text:name="_c9pgw9fpmr3o"/>Llamadas Atendidas antes de 20 segundos <text:span text:style-name="T2">Expresado en Unidades</text:span></text:p>
      <text:p text:style-name="Standard">Cantidad de llamadas atendidas</text:p>
      <text:p text:style-name="Standard"/>
      <text:p text:style-name="Standard"/>
      <text:p text:style-name="Standard"/>
      <text:p text:style-name="Heading_20_3"><text:bookmark text:name="_9ubxcjinlhlr"/>Llamadas Abandonadas <text:span text:style-name="T2">Expresado en Unidades</text:span></text:p>
      <text:p text:style-name="Standard">Cantidad de llamadas abandonadas</text:p>
      <text:p text:style-name="Standard"/>
      <text:p text:style-name="Standard"/>
      <text:p text:style-name="Heading_20_3"><text:bookmark text:name="_vnk6kdcocl3"/>% abandono <text:span text:style-name="T2">Expresado en Porcentaje</text:span></text:p>
      <text:p text:style-name="Standard"><text:soft-page-break/>Proporción de llamadas abandonadas del total de recibidas suma(llamadas_abandonadas)/suma(llamadas_Recibidas)</text:p>
      <text:p text:style-name="Standard"/>
      <text:p text:style-name="Standard"/>
      <text:p text:style-name="Heading_20_3"><text:bookmark text:name="_re7sq35xm9tg"/>Nivel de Atención <text:span text:style-name="T2">Expresado en Porcentaje</text:span></text:p>
      <text:p text:style-name="Standard">Proporción de llamadas atendidas del total de recibidas suma(llamadas_Atendidas)/suma(llamadas_Recibidas)</text:p>
      <text:p text:style-name="Standard"/>
      <text:p text:style-name="Heading_20_3"><text:bookmark text:name="_1evozwiqmkkl"/>ASA Tiempo Medio de Atención <text:span text:style-name="T2">Expresado en Segundos</text:span></text:p>
      <text:p text:style-name="Standard">Tiempo medio de Atención/Respuesta, suma(tiempo_espera_en_cola)/suma(llamadas_atendidas)</text:p>
      <text:p text:style-name="Standard">desde que la llamadas fue liberada del ivr (recibida por el call center) y atendidas por un agente</text:p>
      <text:p text:style-name="P5"><text:bookmark text:name="_wj24v75fakic"/><text:span text:style-name="T4">tiempo_de_espera_en_cola - </text:span><text:span text:style-name="T2">Expresado en Segundos</text:span></text:p>
      <text:p text:style-name="P2"><text:span text:style-name="T5">Suma del tiempo desde que la llamada fue liberada por el ivr hasta que la llamada sea contestada</text:span></text:p>
      <text:p text:style-name="Standard"/>
      <text:p text:style-name="Standard"/>
      <text:p text:style-name="Heading_20_3"><text:bookmark text:name="_hgo04w664ogj"/>Minutos Atendidos <text:span text:style-name="T2">Expresado en minutos</text:span></text:p>
      <text:p text:style-name="Standard">Tiempo total de operación expresado en minutos sin retener, es decir sin el hold</text:p>
      <text:p text:style-name="Standard">suma(tiempo_conversacion)</text:p>
      <text:p text:style-name="Standard"/>
      <text:p text:style-name="Standard"/>
      <text:p text:style-name="Heading_20_3"><text:bookmark text:name="_afqs907w9oa0"/>TMO<text:span text:style-name="T4"> </text:span><text:span text:style-name="T2">Expresado en Segundos</text:span></text:p>
      <text:p text:style-name="Standard">Tiempo Medio de Operación </text:p>
      <text:p text:style-name="Standard">SUMA(tiempo_operacion)/CONTAR(llamadas_atendidas) </text:p>
      <text:p text:style-name="Standard"><text:soft-page-break/></text:p>
      <text:p text:style-name="P5"><text:bookmark text:name="_nt6748ozs71i"/><text:span text:style-name="T4">tiempo_de_operacion - </text:span><text:span text:style-name="T2">Expresado en Segundos</text:span></text:p>
      <text:p text:style-name="P2"><text:span text:style-name="T5">Suma de (duración de llamada + tiempo de hold + tiempo after call work)</text:span></text:p>
      <text:p text:style-name="Standard"/>
      <text:p text:style-name="Standard"/>
      <text:p text:style-name="Heading_20_3"><text:bookmark text:name="_vdugo7scmlk5"/>Nivel de Servicio 80/20 E<text:span text:style-name="T2">xpresado en %</text:span></text:p>
      <text:p text:style-name="Standard">Proporción de llamadas atendidas antes de los 20seg</text:p>
      <text:p text:style-name="Standard">suma(llamadas_Atendidas&lt;20)/suma(llamadas_Recibida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ubtitle"><text:bookmark text:name="_9ky5u0m8c0eh"/>Reporte de Servicio Diario</text:p>
      <text:p text:style-name="Heading_20_2"><text:bookmark text:name="_97hzx4a19m8l"/>Los filtros de este reporte son:</text:p>
      <text:p text:style-name="Heading_20_3"><text:bookmark text:name="_ykc3go5cjbfe"/>Rango de Fecha: </text:p>
      <text:p text:style-name="Standard">poder realizar una consulta entre un rango de fecha específico, desde / Hasta.</text:p>
      <text:p text:style-name="Heading_20_3"><text:bookmark text:name="_a1t0bqqjxchj"/>Dia de la semana: </text:p>
      <text:p text:style-name="Standard">poder realizar una consulta por dia de semana.</text:p>
      <text:p text:style-name="Heading_20_3"><text:bookmark text:name="_xczq5rt1wmic"/>Rango de Hora: </text:p>
      <text:p text:style-name="Standard">poder realizar una consulta entre un rango de horas específico, desde / Hasta.</text:p>
      <text:p text:style-name="Heading_20_3"><text:bookmark text:name="_403lq2vcu3j6"/>Intervalos de Tiempo</text:p>
      <text:p text:style-name="Standard">Se debe poder solicitar que el reporte se exprese en intervalos de tiempo (fijos de 15 min, 30 min, 1 hora) y variables ad hoc.</text:p>
      <text:p text:style-name="Heading_20_3"><text:bookmark text:name="_tmhlzwz29api"/>Campaña</text:p>
      <text:p text:style-name="Standard">Realizar la búsqueda de información seleccionando de una campaña particular</text:p>
      <text:p text:style-name="Heading_20_3"><text:bookmark text:name="_3ehxqrkmyvn6"/>Servicio / Skill / Cola</text:p>
      <text:p text:style-name="Standard">Realizar la búsqueda de información seleccionando de un servicio particular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T1">Los datos que debe contener este reporte son:</text:span></text:p>
      <text:p text:style-name="Standard"/>
      <text:p text:style-name="Standard"/>
      <text:p text:style-name="Heading_20_3"><text:bookmark text:name="_so5mksgthky3"/>Fecha<text:tab/></text:p>
      <text:p text:style-name="Standard">Fecha de la data a mostrar en formato DD/MM/AAAA</text:p>
      <text:p text:style-name="Heading_20_3"><text:bookmark text:name="_1zie9cfk1m9f"/>Mes</text:p>
      <text:p text:style-name="Standard">Mes de la fecha mostrada, en formato texto Ejemplo: Abril</text:p>
      <text:p text:style-name="Heading_20_3"><text:bookmark text:name="_p4nv1vay6e0p"/>Día</text:p>
      <text:p text:style-name="Standard">Dia de la fecha mostrada, en formato texto y número, ejemplo: domingo 01, lunes 02…</text:p>
      <text:p text:style-name="Standard"/>
      <text:p text:style-name="Heading_20_3"><text:bookmark text:name="_b8lq36vp0kwx"/>Intervalo</text:p>
      <text:p text:style-name="Standard">Hora inicio del intervalo de tiempo que se está reportando</text:p>
      <text:p text:style-name="Standard"/>
      <text:p text:style-name="Heading_20_3"><text:bookmark text:name="_lrjn5fsxqq8g"/>Servicio</text:p>
      <text:p text:style-name="Standard">Nombre del servicio / skill / cola de donde se está presentando el dato.</text:p>
      <text:p text:style-name="Heading_20_3"><text:bookmark text:name="_psobor4xfc"/>Llamadas Recibidas <text:span text:style-name="T2">Expresado en Unidades</text:span></text:p>
      <text:p text:style-name="Standard">Cantidad de llamadas recibidas</text:p>
      <text:p text:style-name="Standard"/>
      <text:p text:style-name="Heading_20_3"><text:bookmark text:name="_q7deoghbjkjm"/>Llamadas Atendidas <text:span text:style-name="T2">Expresado en Unidades</text:span></text:p>
      <text:p text:style-name="Standard"><text:soft-page-break/>Cantidad de llamadas atendidas</text:p>
      <text:p text:style-name="Standard"/>
      <text:p text:style-name="Heading_20_3"><text:bookmark text:name="_4mqxwromnlel"/>Llamadas Contestadas antes de 20 segundos <text:span text:style-name="T2">Expresado en Unidades</text:span></text:p>
      <text:p text:style-name="Standard">Cantidad de llamadas atendidas antes de los 20 segundos</text:p>
      <text:p text:style-name="Heading_20_3"><text:bookmark text:name="_kgofsasgl6go"/></text:p>
      <text:p text:style-name="Heading_20_3"><text:bookmark text:name="_t0bky0yjj6j5"/>Llamadas Abandonadas <text:span text:style-name="T2">Expresado en Unidades</text:span></text:p>
      <text:p text:style-name="Standard">Cantidad de llamadas abandonadas</text:p>
      <text:p text:style-name="Standard"/>
      <text:p text:style-name="Standard"/>
      <text:p text:style-name="Heading_20_3"><text:bookmark text:name="_3oqs3a8i87c4"/>Promedio de llamadas abandonadas <text:span text:style-name="T2">Expresado en %</text:span></text:p>
      <text:p text:style-name="Standard">Proporción de llamadas abandonadas del total de recibidas suma(llamadas_abandonadas)/suma(llamadas_Recibidas)</text:p>
      <text:p text:style-name="Standard"/>
      <text:p text:style-name="Standard"/>
      <text:p text:style-name="Heading_20_3"><text:bookmark text:name="_dg6o08d5ydsm"/>Nivel de Atención <text:span text:style-name="T2">Expresado en %</text:span></text:p>
      <text:p text:style-name="Standard">Proporción de llamadas atendidas del total de recibidas suma(llamadas_Atendidas)/suma(llamadas_Recibidas)</text:p>
      <text:p text:style-name="Standard"/>
      <text:p text:style-name="Standard"/>
      <text:p text:style-name="Heading_20_3"><text:bookmark text:name="_v492suh82o58"/>ASA Tiempo Medio de Espera <text:span text:style-name="T3">Expresado en Segundos</text:span></text:p>
      <text:p text:style-name="Standard">Tiempo medio de Atención/Respuesta suma(tiempo_espera_en_la_cola)/suma(llamadas_atendidas)</text:p>
      <text:p text:style-name="Standard"/>
      <text:p text:style-name="P5"><text:bookmark text:name="_qsraszgn20mm"/><text:span text:style-name="T4">tiempo_de_espera_en_la_cola - </text:span><text:span text:style-name="T2">Expresado en Segundos</text:span></text:p>
      <text:p text:style-name="P2"><text:soft-page-break/><text:span text:style-name="T5">Suma del tiempo que reporta el IVR antes de que la llamada sea contestada</text:span></text:p>
      <text:p text:style-name="Standard"/>
      <text:p text:style-name="Heading_20_3"><text:bookmark text:name="_mf2n2344ty09"/></text:p>
      <text:p text:style-name="Heading_20_3"><text:bookmark text:name="_1gnyrc6aahtd"/>Tiempo Total de Conversación <text:span text:style-name="T2">Expresado en HH:MM:SS</text:span></text:p>
      <text:p text:style-name="Standard">Tiempo total de operación expresado en minutos </text:p>
      <text:p text:style-name="Standard">suma(tiempo_conversacion+tiempo_hold)</text:p>
      <text:p text:style-name="Standard"/>
      <text:p text:style-name="Standard"/>
      <text:p text:style-name="Heading_20_3"><text:bookmark text:name="_1jy8zet41t5p"/>Minutos Atendidos <text:span text:style-name="T3">Expresado en </text:span><text:span text:style-name="T2">minutos</text:span></text:p>
      <text:p text:style-name="Standard">Tiempo total de operación expresado en minutos sin retener</text:p>
      <text:p text:style-name="Standard"/>
      <text:p text:style-name="Standard"/>
      <text:p text:style-name="Heading_20_3"><text:bookmark text:name="_v89iol1jkiqp"/>TMO <text:span text:style-name="T2">Expresado en Segundos</text:span></text:p>
      <text:p text:style-name="Standard">Tiempo Medio de Operación, SUMA(tiempo_operacion)/CONTAR(llamadas_atendidas) del agente</text:p>
      <text:p text:style-name="Standard"/>
      <text:p text:style-name="P5"><text:bookmark text:name="_qewsmmvm39az"/><text:span text:style-name="T4">tiempo_de_operacion - </text:span><text:span text:style-name="T2">Expresado en Segundos</text:span></text:p>
      <text:p text:style-name="P2"><text:span text:style-name="T5">Suma de (duración de llamada + tiempo de hold + tiempo after call)</text:span></text:p>
      <text:p text:style-name="Standard"/>
      <text:p text:style-name="Heading_20_3"><text:bookmark text:name="_9sdvmmi5bngb"/>Nivel de Servicio 80/20 <text:span text:style-name="T2">Expresado en %</text:span></text:p>
      <text:p text:style-name="Standard">Proporción de llamadas atendidas antes de los 20seg suma(llamadas_Atendidas&lt;20)/suma(llamadas_Recibidas)</text:p>
      <text:p text:style-name="Standard"/>
      <text:p text:style-name="Heading_20_3"><text:bookmark text:name="_qow6y9ua0ka5"/><text:soft-page-break/><office:annotation office:name="__Annotation__588_33743704"><dc:creator>Airam Ponce</dc:creator><dc:date>2017-12-07T14:56:35</dc:date><text:p><text:span text:style-name="T8">se sugiere agregar max, min y promedio de agentes logueados en la cola.</text:span></text:p></office:annotation>Agentes conectados<office:annotation-end office:name="__Annotation__588_33743704"/> <text:span text:style-name="T2">Expresado en Unidades</text:span></text:p>
      <text:p text:style-name="Standard">Cantidad de agentes conectados en el periodo suma(tiempo_auxiliar+tiempo_conversacion+tiempo_retener+tiempo_disponible)/tiempo_intervalo</text:p>
      <text:p text:style-name="Heading_20_3"><text:bookmark text:name="_7x5w10h0tjb7"/>Máximo Agentes conectados <text:span text:style-name="T2">Expresado en Unidades</text:span></text:p>
      <text:p text:style-name="Standard">Cantidad máxima de agentes conectados durante el intervalo</text:p>
      <text:p text:style-name="Heading_20_3"><text:bookmark text:name="_gmy1jtonxest"/>Mínimo Agentes conectados <text:span text:style-name="T2">Expresado en Unidades</text:span></text:p>
      <text:p text:style-name="Standard"><text:span text:style-name="T7">Cantidad máxima de agentes conectados durante el intervalo</text:span><text:line-break/></text:p>
      <text:p text:style-name="Heading_20_3"><text:bookmark text:name="_9prvs3mv9r3c"/>Agentes disponibles <text:span text:style-name="T2">Expresado en Unidades</text:span></text:p>
      <text:p text:style-name="Standard">Cantidad de agentes disponibles para atender en el periodo suma(tiempo_disponible)/tiempo_intervalo</text:p>
      <text:p text:style-name="Heading_20_3"><text:bookmark text:name="_o0jr0wpkvobg"/>Tiempo Total Disponible <text:span text:style-name="T2">Expresado en HH:MM:SS</text:span></text:p>
      <text:p text:style-name="Standard">Tiempo total generado en Disponible suma(tiempo_disponible)</text:p>
      <text:p text:style-name="Standard"/>
      <text:p text:style-name="Heading_20_3"><text:bookmark text:name="_hsf8m9tciio0"/>Break <text:span text:style-name="T3">Expresado en HH:MM:SS</text:span></text:p>
      <text:p text:style-name="Standard">Tiempo total generado en Break por todos los agentes conectados en la cola / skill / servicio</text:p>
      <text:p text:style-name="Standard">suma(tiempo_break)</text:p>
      <text:p text:style-name="Standard"/>
      <text:p text:style-name="Heading_20_3"><text:bookmark text:name="_9yw6e7khn13q"/>Curso <text:s/><text:span text:style-name="T2">Expresado en HH:MM:SS</text:span></text:p>
      <text:p text:style-name="Standard">Tiempo total generado en Curso, suma(tiempo_Curso)</text:p>
      <text:p text:style-name="Standard"/>
      <text:p text:style-name="Heading_20_3"><text:bookmark text:name="_mdwmucv64df7"/>Reunión <text:span text:style-name="T2">Expresado en HH:MM:SS</text:span></text:p>
      <text:p text:style-name="Standard">Tiempo total generado en Reunión suma(tiempo_Reunion)</text:p>
      <text:p text:style-name="Standard"/>
      <text:p text:style-name="Heading_20_3"><text:bookmark text:name="_xmp0y186t2k9"/><text:soft-page-break/>Feed back <text:span text:style-name="T2">Expresado en HH:MM:SS</text:span></text:p>
      <text:p text:style-name="Standard">Tiempo total generado en Feedback, suma(tiempo_Feedback)</text:p>
      <text:p text:style-name="Standard"/>
      <text:p text:style-name="Heading_20_3"><text:bookmark text:name="_xnxuqppep6yq"/>Enfermería <text:span text:style-name="T2">Expresado en HH:MM:SS</text:span></text:p>
      <text:p text:style-name="Standard">Tiempo total generado en Enfermería, suma(tiempo_enfermeria)<text:tab/></text:p>
      <text:p text:style-name="Standard"/>
      <text:p text:style-name="Heading_20_3"><text:bookmark text:name="_x44h6l6bv6lf"/>Auxiliares <text:span text:style-name="T2">Expresado en HH:MM:SS</text:span></text:p>
      <text:p text:style-name="Standard">Tiempo total generado en Auxiliares, suma(tiempo_Feedback+tiempo_break+tiempo_Curso+tiempo_reunion+tiempo_enfermeria)</text:p>
      <text:p text:style-name="Heading_20_3"><text:bookmark text:name="_32i89wnoourj"/>% Auxiliares <text:span text:style-name="T2">Expresado en %</text:span></text:p>
      <text:p text:style-name="Standard">Tiempo total generado en Auxiliares, suma(tiempo_ auxiliares)/total del intervalo</text:p>
      <text:p text:style-name="Heading_20_3"><text:bookmark text:name="_igql3j1xs1w4"/>Ocupación <text:span text:style-name="T2">Expresado en HH:MM:SS</text:span></text:p>
      <text:p text:style-name="Standard">Proporción del tiempo que efectivamente se conversa, suma(Tiempo_Total_Conversación)</text:p>
      <text:p text:style-name="Heading_20_3"><text:bookmark text:name="_w2itmh39iqtl"/>% Ocupación <text:span text:style-name="T2">Expresado en %</text:span></text:p>
      <text:p text:style-name="Standard">Proporción del tiempo que efectivamente se conversa, suma(Tiempo_Total_Conversación del intervalo)/(suma(Tiempo_Total_Conversación)+suma(Tiempo_Disponible) del intervalo)</text:p>
      <text:p text:style-name="Standard"/>
      <text:p text:style-name="Standard"/>
      <text:p text:style-name="Standard"/>
      <text:p text:style-name="P3"/>
      <text:p text:style-name="Heading_20_2"><text:bookmark text:name="_hrcbv254v2ck"/>Reporte de Productividad</text:p>
      <text:p text:style-name="Standard"/>
      <text:p text:style-name="Heading_20_2"><text:bookmark text:name="_gdoz9c23xybb"/>Los filtros de este reporte son:</text:p>
      <text:p text:style-name="Heading_20_3"><text:bookmark text:name="_dc1ut2gt8c0n"/>Rango de Fecha: </text:p>
      <text:p text:style-name="Standard">poder realizar una consulta entre un rango de fecha específico, desde / Hasta.</text:p>
      <text:p text:style-name="Heading_20_3"><text:bookmark text:name="_hvs3spi9n18l"/>Dia de la semana: </text:p>
      <text:p text:style-name="Standard">poder realizar una consulta por dia de semana.</text:p>
      <text:p text:style-name="Heading_20_3"><text:bookmark text:name="_824tzc9nj1mr"/>Rango de Hora: </text:p>
      <text:p text:style-name="Standard">poder realizar una consulta entre un rango de horas específico, desde / Hasta.</text:p>
      <text:p text:style-name="Standard"/>
      <text:p text:style-name="Heading_20_3"><text:bookmark text:name="_psnkn4vhg825"/>Campaña</text:p>
      <text:p text:style-name="Standard">Realizar la búsqueda de información seleccionando de una campaña particular</text:p>
      <text:p text:style-name="Heading_20_3"><text:bookmark text:name="_3ljt54pgi69w"/>Servicio / Skill / Cola</text:p>
      <text:p text:style-name="Standard">Realizar la búsqueda de información seleccionando de un servicio particular</text:p>
      <text:p text:style-name="Standard"/>
      <text:p text:style-name="Standard"/>
      <text:p text:style-name="Standard"><text:span text:style-name="T1">Los datos que debe contener este reporte son:</text:span></text:p>
      <text:p text:style-name="Standard"/>
      <text:p text:style-name="Heading_20_3"><text:bookmark text:name="_pi8bj66lgbu8"/>Fecha<text:tab/></text:p>
      <text:p text:style-name="Standard">Fecha de la data a mostrar en formato DD/MM/AAAA</text:p>
      <text:p text:style-name="Heading_20_3"><text:bookmark text:name="_hga4exec9e5l"/><text:soft-page-break/>Mes</text:p>
      <text:p text:style-name="Standard">Mes de la fecha mostrada, en formato texto Ejemplo: Abril</text:p>
      <text:p text:style-name="Heading_20_3"><text:bookmark text:name="_br2jeisjec43"/>Día</text:p>
      <text:p text:style-name="Standard">Dia de la fecha mostrada, en formato texto y número, ejemplo: domingo 01, lunes 02…</text:p>
      <text:p text:style-name="Heading_20_3"><text:bookmark text:name="_sgq468p9r80h"/>Servicio</text:p>
      <text:p text:style-name="Standard">Nombre del servicio / skill / cola de donde se está presentando el dato.</text:p>
      <text:p text:style-name="Standard"/>
      <text:p text:style-name="Heading_20_3"><text:bookmark text:name="_ljh3wg9vt12y"/>Tiempo Total de Conexión <text:span text:style-name="T2">Expresado en HH:MM:SS</text:span></text:p>
      <text:p text:style-name="Standard">Tiempo total generado por la conexión del personal suma(tiempo_auxiliar+tiempo_conversacion+tiempo_retener+tiempo_disponible)<text:span text:style-name="T2"><text:line-break/></text:span></text:p>
      <text:p text:style-name="Heading_20_3"><text:bookmark text:name="_65w94q8k9xpe"/>Tiempo Total de Conversación <text:span text:style-name="T2">Expresado en HH:MM:SS</text:span></text:p>
      <text:p text:style-name="Standard">Tiempo total de operación suma(tiempo_conversacion+tiempo_hold)</text:p>
      <text:p text:style-name="Standard"/>
      <text:p text:style-name="Heading_20_3"><text:bookmark text:name="_p6xp3dkjy61k"/>Tiempo Total Disponible <text:span text:style-name="T2">Expresado en HH:MM:SS</text:span></text:p>
      <text:p text:style-name="Standard">Tiempo total disponible, suma(tiempo_disponible)</text:p>
      <text:p text:style-name="Standard"/>
      <text:p text:style-name="Heading_20_3"><text:bookmark text:name="_9gs9agx6xg5k"/>Break <text:span text:style-name="T2">Expresado en HH:MM:SS</text:span></text:p>
      <text:p text:style-name="Standard">Tiempo total generado en Break por todos los agentes conectados en la cola / skill / servicio</text:p>
      <text:p text:style-name="Standard">suma(tiempo_break)</text:p>
      <text:p text:style-name="Standard"/>
      <text:p text:style-name="Heading_20_3"><text:bookmark text:name="_27kwxrxge9rr"/>Curso <text:s/><text:span text:style-name="T2">Expresado en HH:MM:SS</text:span></text:p>
      <text:p text:style-name="Standard">Tiempo total generado en Curso, suma(tiempo_Curso)</text:p>
      <text:p text:style-name="Standard"><text:soft-page-break/></text:p>
      <text:p text:style-name="Heading_20_3"><text:bookmark text:name="_iwcmmptt8t5e"/>Reunión <text:span text:style-name="T2">Expresado en HH:MM:SS</text:span></text:p>
      <text:p text:style-name="Standard">Tiempo total generado en Reunión suma(tiempo_Reunion)</text:p>
      <text:p text:style-name="Standard"/>
      <text:p text:style-name="Heading_20_3"><text:bookmark text:name="_1efaswmwvud7"/>Feed back <text:span text:style-name="T2">Expresado en HH:MM:SS</text:span></text:p>
      <text:p text:style-name="Standard">Tiempo total generado en Feedback, suma(tiempo_Feedback)</text:p>
      <text:p text:style-name="Standard"/>
      <text:p text:style-name="Heading_20_3"><text:bookmark text:name="_5fjxwmi7v37o"/>Enfermería <text:span text:style-name="T2">Expresado en HH:MM:SS</text:span></text:p>
      <text:p text:style-name="Standard">Tiempo total generado en Enfermería, suma(tiempo_enfermeria)<text:tab/></text:p>
      <text:p text:style-name="Standard"/>
      <text:p text:style-name="Heading_20_3"><text:bookmark text:name="_ftowroixb8n1"/>Auxiliares <text:span text:style-name="T2">Expresado en HH:MM:SS</text:span></text:p>
      <text:p text:style-name="Standard">Tiempo total generado en Auxiliares, suma(tiempo_Feedback+tiempo_break+tiempo_Curso+tiempo_reunion+tiempo_enfermeria)</text:p>
      <text:p text:style-name="Heading_20_3"><text:bookmark text:name="_msqlgcoy6dpc"/>% Ocupación <text:span text:style-name="T2">Expresado en %</text:span></text:p>
      <text:p text:style-name="Standard">Proporción del tiempo que efectivamente se conversa, suma(Tiempo_Total_Conversación)/(suma(Tiempo_Total_Conversación)+suma(Tiempo_Disponible))</text:p>
      <text:p text:style-name="Standard"/>
      <text:p text:style-name="Standard">(Reporte con base diaria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4dq6ply2eql3"/>Reporte de Conexión y Desconexión</text:p>
      <text:p text:style-name="Heading_20_2"><text:bookmark text:name="_ejdn8nobmjx5"/>Los filtros de este reporte son:</text:p>
      <text:p text:style-name="Heading_20_3"><text:bookmark text:name="_qd4gk5p8rw1v"/>Rango de Fecha: </text:p>
      <text:p text:style-name="Standard">poder realizar una consulta entre un rango de fecha específico, desde / Hasta.</text:p>
      <text:p text:style-name="Heading_20_3"><text:bookmark text:name="_g18xj9emny5x"/>Campaña</text:p>
      <text:p text:style-name="Standard">Realizar la búsqueda de información seleccionando de una campaña particular</text:p>
      <text:p text:style-name="Heading_20_3"><text:bookmark text:name="_1j1ktczdci8c"/>Servicio / Skill / Cola</text:p>
      <text:p text:style-name="Standard"><text:soft-page-break/>Realizar la búsqueda de información seleccionando de un servicio particular</text:p>
      <text:p text:style-name="Heading_20_3"><text:bookmark text:name="_935emjcw0fyz"/>Agente</text:p>
      <text:p text:style-name="Standard">Realizar la búsqueda de información seleccionando de un agente en particular</text:p>
      <text:p text:style-name="Standard"/>
      <text:p text:style-name="Standard"><text:span text:style-name="T1">Los datos que debe contener este reporte son:</text:span></text:p>
      <text:p text:style-name="Heading_20_3"><text:bookmark text:name="_bqwtkwypwhql"/>Fecha<text:tab/></text:p>
      <text:p text:style-name="Standard">Fecha de la data a mostrar en formato DD/MM/AAAA</text:p>
      <text:p text:style-name="Heading_20_3"><text:bookmark text:name="_si2ys8yokk2c"/>Agente</text:p>
      <text:p text:style-name="Standard">nombre del agente que se está reportando</text:p>
      <text:p text:style-name="Heading_20_3"><text:bookmark text:name="_ue1v31rmc8zq"/>Servicio</text:p>
      <text:p text:style-name="Standard">Nombre del servicio / skill / cola de donde se está presentando el dato.</text:p>
      <text:p text:style-name="Heading_20_3"><text:bookmark text:name="_ewxeuujz4uck"/>Extensión</text:p>
      <text:p text:style-name="Standard">la extensión asociada al agente que se está reportando</text:p>
      <text:p text:style-name="Heading_20_3"><text:bookmark text:name="_f5mmo3n8g1vr"/>Inicio (Conexión) <text:span text:style-name="T2">Expresado en HH:MM:SS</text:span></text:p>
      <text:p text:style-name="Standard">Hora en que se conecta el agente</text:p>
      <text:p text:style-name="Heading_20_3"><text:bookmark text:name="_lydamlweiilz"/>Fin (Conexión) <text:span text:style-name="T2">Expresado en HH:MM:SS</text:span></text:p>
      <text:p text:style-name="Standard">Hora de desconexión del sistema del agente</text:p>
      <text:p text:style-name="Standard"/>
      <text:p text:style-name="Standard"/>
      <text:p text:style-name="Standard"/>
      <text:p text:style-name="Heading_20_2"><text:bookmark text:name="_rmf6b9lom01m"/>Detalle de llamadas</text:p>
      <text:p text:style-name="Standard"><text:soft-page-break/></text:p>
      <text:p text:style-name="Heading_20_2"><text:bookmark text:name="_jvj9jrjg5wrr"/>Los filtros de este reporte son:</text:p>
      <text:p text:style-name="Heading_20_3"><text:bookmark text:name="_ukoezl8qvtag"/>Rango de Fecha: </text:p>
      <text:p text:style-name="Standard">poder realizar una consulta entre un rango de fecha específico, desde / Hasta.</text:p>
      <text:p text:style-name="Heading_20_3"><text:bookmark text:name="_trhu9x65yz88"/>Dia de la semana: </text:p>
      <text:p text:style-name="Standard">poder realizar una consulta por dia de semana.</text:p>
      <text:p text:style-name="Heading_20_3"><text:bookmark text:name="_s3av591rarr2"/>Rango de Hora: </text:p>
      <text:p text:style-name="Standard">poder realizar una consulta entre un rango de horas específico, desde / Hasta.</text:p>
      <text:p text:style-name="Standard"/>
      <text:p text:style-name="Heading_20_3"><text:bookmark text:name="_whmsxsspghea"/>Campaña</text:p>
      <text:p text:style-name="Standard">Realizar la búsqueda de información seleccionando de una campaña particular</text:p>
      <text:p text:style-name="Heading_20_3"><text:bookmark text:name="_9lx1bwv8qmeh"/>Servicio / Skill / Cola</text:p>
      <text:p text:style-name="Standard">Realizar la búsqueda de información seleccionando de un servicio particular</text:p>
      <text:p text:style-name="Heading_20_3"><text:bookmark text:name="_uszfiycat9kt"/>Agente</text:p>
      <text:p text:style-name="Standard">Realizar la búsqueda de información seleccionando de un agente en particular</text:p>
      <text:p text:style-name="Heading_20_3"><text:bookmark text:name="_z8dd2cxmgx3q"/>Número telefónico</text:p>
      <text:p text:style-name="Standard">Numero de telefono</text:p>
      <text:p text:style-name="P1"/>
      <text:p text:style-name="Standard"><text:span text:style-name="T1">Los datos que debe contener este reporte son:</text:span></text:p>
      <text:p text:style-name="Heading_20_3"><text:bookmark text:name="_2edswmp4898a"/>Fecha <text:span text:style-name="T2">Expresado en DD/MM/AAAA</text:span><text:tab/></text:p>
      <text:p text:style-name="Standard">Fecha en que se recibe la llamada</text:p>
      <text:p text:style-name="Heading_20_3"><text:bookmark text:name="_nml7hpd0b3ey"/><text:soft-page-break/>Agente</text:p>
      <text:p text:style-name="Standard">nombre del agente que se está reportando</text:p>
      <text:p text:style-name="Heading_20_3"><text:bookmark text:name="_2vuzj7layu22"/>Servicio</text:p>
      <text:p text:style-name="Standard">Nombre del servicio / skill / cola de donde se está presentando el dato.</text:p>
      <text:p text:style-name="Heading_20_3"><text:bookmark text:name="_p0cq5pa6kkvi"/>Extensión</text:p>
      <text:p text:style-name="Standard">la extensión asociada al agente que se está reportando</text:p>
      <text:p text:style-name="Standard"/>
      <text:p text:style-name="Heading_20_3"><text:bookmark text:name="_j5848fakfwzi"/>Hora <text:span text:style-name="T2">Expresado en HH:MM:SS</text:span></text:p>
      <text:p text:style-name="Standard">Hora en que se recibe la llamada</text:p>
      <text:p text:style-name="Heading_20_3"><text:bookmark text:name="_lbi654rz3cmy"/>Tipo</text:p>
      <text:p text:style-name="Standard">el tipo de llamada que se está reportando, si es entrante, saliente del marcador o saliente manual</text:p>
      <text:p text:style-name="Standard"/>
      <text:p text:style-name="Heading_20_3"><text:bookmark text:name="_uily8xxwtwer"/>Extensión Origen</text:p>
      <text:p text:style-name="Standard">Fuente/origen de la llamada/contacto (ANI)</text:p>
      <text:p text:style-name="Standard"/>
      <text:p text:style-name="Heading_20_3"><text:bookmark text:name="_vrbv20mdrrg6"/>Extensión Destino</text:p>
      <text:p text:style-name="Standard">Destino/fin de la llamada/contacto</text:p>
      <text:p text:style-name="Standard"/>
      <text:p text:style-name="Heading_20_3"><text:bookmark text:name="_e5wvspa00h4x"/>Duración <text:span text:style-name="T2">Expresado en Segundo</text:span></text:p>
      <text:p text:style-name="Standard">Tiempo que duración de cada llamada</text:p>
      <text:p text:style-name="Standard"/>
      <text:p text:style-name="Heading_20_3"><text:bookmark text:name="_r3hfa6nbi3mn"/><text:soft-page-break/>ASA <text:span text:style-name="T2">Expresado en Segundo</text:span></text:p>
      <text:p text:style-name="Standard">Tiempo de espera de la llamada antes de ser atendida</text:p>
      <text:p text:style-name="Standard"/>
      <text:p text:style-name="Heading_20_3"><text:bookmark text:name="_y7xjcotoo08e"/>Resultado de la llamada</text:p>
      <text:p text:style-name="Standard">Estado en que culminó la llamada, ejemplo: atendida, contestadora, fallida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Heading_20_2"><text:bookmark text:name="_qnw9fone3x9v"/>Reporte Detallado Saliente</text:p>
      <text:p text:style-name="Standard"><text:span text:style-name="T1">Los filtros de este reporte son:</text:span></text:p>
      <text:p text:style-name="Heading_20_3"><text:bookmark text:name="_z14xykwvh6dz"/>Rango de Fecha: </text:p>
      <text:p text:style-name="Standard">poder realizar una consulta entre un rango de fecha específico, desde / Hasta.</text:p>
      <text:p text:style-name="Heading_20_3"><text:bookmark text:name="_55aj2oaym82n"/>Dia de la semana: </text:p>
      <text:p text:style-name="Standard">poder realizar una consulta por dia de semana.</text:p>
      <text:p text:style-name="Heading_20_3"><text:bookmark text:name="_gg7zcj7dzj4"/>Rango de Hora: </text:p>
      <text:p text:style-name="Standard">poder realizar una consulta entre un rango de horas específico, desde / Hasta.</text:p>
      <text:p text:style-name="Heading_20_3"><text:bookmark text:name="_eiu1jq9p4o8"/>Intervalos de Tiempo</text:p>
      <text:p text:style-name="Standard">Se debe poder solicitar que el reporte se exprese en intervalos de tiempo (fijos de 15 min, 30 min, 1 hora) y variables ad hoc.</text:p>
      <text:p text:style-name="Standard"/>
      <text:p text:style-name="Heading_20_3"><text:bookmark text:name="_5o4ndmxtxmoi"/>Campaña</text:p>
      <text:p text:style-name="Standard">Realizar la búsqueda de información seleccionando de una campaña particular</text:p>
      <text:p text:style-name="Heading_20_3"><text:bookmark text:name="_955aq0p5y1v2"/>Servicio / Skill / Cola</text:p>
      <text:p text:style-name="Standard">Realizar la búsqueda de información seleccionando de un servicio particular</text:p>
      <text:p text:style-name="Standard"/>
      <text:p text:style-name="Standard"/>
      <text:p text:style-name="Standard"/>
      <text:p text:style-name="Standard"><text:span text:style-name="T1">Los datos que debe contener este reporte son:</text:span></text:p>
      <text:p text:style-name="Standard"><text:soft-page-break/></text:p>
      <text:p text:style-name="Heading_20_3"><text:bookmark text:name="_e54vuftm6h5"/>Fecha<text:tab/></text:p>
      <text:p text:style-name="Standard">Fecha de la data a mostrar en formato DD/MM/AAAA</text:p>
      <text:p text:style-name="Heading_20_3"><text:bookmark text:name="_ijv4fg3mj3vp"/>Mes</text:p>
      <text:p text:style-name="Standard">Mes de la fecha mostrada, en formato texto Ejemplo: Abril</text:p>
      <text:p text:style-name="Heading_20_3"><text:bookmark text:name="_fwyjy23l6p9n"/>Día</text:p>
      <text:p text:style-name="Standard">Dia de la fecha mostrada, en formato texto y número, ejemplo: domingo 01, lunes 02…</text:p>
      <text:p text:style-name="Standard"/>
      <text:p text:style-name="Heading_20_3"><text:bookmark text:name="_y7pkvokmyv8t"/>Intervalo</text:p>
      <text:p text:style-name="Standard">Hora inicio del intervalo de tiempo que se está reportando</text:p>
      <text:p text:style-name="Standard"/>
      <text:p text:style-name="Heading_20_3"><text:bookmark text:name="_e8o1nwnpaze3"/>Servicio</text:p>
      <text:p text:style-name="Standard">Nombre del servicio / skill / cola de donde se está presentando el dato.</text:p>
      <text:p text:style-name="Standard"/>
      <text:p text:style-name="Heading_20_3"><text:bookmark text:name="_tlh3p32uzgjh"/>Llamadas Realizadas <text:span text:style-name="T2">Expresado en Unidades</text:span></text:p>
      <text:p text:style-name="Standard">Cantidad de llamadas realizadas</text:p>
      <text:p text:style-name="Standard"/>
      <text:p text:style-name="Heading_20_3"><text:bookmark text:name="_g4wqdudthgme"/>Llamadas Contestadas <text:span text:style-name="T2">Expresado en Unidades</text:span></text:p>
      <text:p text:style-name="Standard">Cantidad de llamadas salientes contestadas, en marcador procer se llama completadas</text:p>
      <text:p text:style-name="Standard"/>
      <text:p text:style-name="Heading_20_3"><text:bookmark text:name="_jpz0d08fxsyc"/>TMO <text:span text:style-name="T2">Expresado en Segundos</text:span></text:p>
      <text:p text:style-name="Standard"><text:soft-page-break/>Tiempo Medio de Operación, SUMA(tiempo_operacion)/CONTAR(llamadas_atendidas) del agente</text:p>
      <text:p text:style-name="Standard"/>
      <text:p text:style-name="P5"><text:bookmark text:name="_s6dsyq1xh73g"/><text:span text:style-name="T4">tiempo_de_operacion - </text:span><text:span text:style-name="T2">Expresado en Segundos</text:span></text:p>
      <text:p text:style-name="P2"><text:span text:style-name="T5">Suma de (duración de llamada + tiempo de hold + tiempo after call)</text:span></text:p>
      <text:p text:style-name="Standard"/>
      <text:p text:style-name="Heading_20_3"><text:bookmark text:name="_5drkhgv52nv7"/>% Contactabilidad <text:span text:style-name="T2">Expresado en %</text:span></text:p>
      <text:p text:style-name="Standard">Proporción de llamadas atendidas del total de realizadas suma(llamadas_ContactadasSalientes)/suma(llamadas_RealizadasSalientes)</text:p>
      <text:p text:style-name="Standard"/>
      <text:p text:style-name="Standard">BDD <text:span text:style-name="T3">Expresado en Unidades</text:span></text:p>
      <text:p text:style-name="Standard">Cantidad de registros a llamar de la Base de Datos, en el marcador procer se le llama inyectadas</text:p>
      <text:p text:style-name="Standard"/>
      <text:p text:style-name="Heading_20_3"><text:bookmark text:name="_abmm02qnh3is"/>Registros Pendientes por Recorrer <text:span text:style-name="T3">Expresado en Unidades</text:span></text:p>
      <text:p text:style-name="Standard">Cantidad de registros pendientes por llamar de la Base de Datos, en el marcador procer se nombra como pendientes</text:p>
      <text:p text:style-name="Standard"/>
      <text:p text:style-name="Heading_20_3"><text:bookmark text:name="_a7m2rfkdbq6u"/>Intentos Fallidos <text:span text:style-name="T2">Expresado en Unidades</text:span></text:p>
      <text:p text:style-name="Standard">Cantidad de registros llamados de la Base de Datos pero con resultados fallido, en el marcador procer se nombra como fallidos</text:p>
      <text:p text:style-name="Standard"/>
      <text:p text:style-name="Heading_20_3"><text:bookmark text:name="_kkdqx53567ra"/>Vueltas BDD <text:span text:style-name="T2">Expresado en Unidades</text:span></text:p>
      <text:p text:style-name="Standard">Cantidad de veces que la PBX ha marcado a la totalidad de la BD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1" meta:paragraph-count="392" meta:word-count="2614" meta:character-count="17680" meta:non-whitespace-character-count="15416"/>
    <meta:generator>LibreOfficeDev/6.0.5.2$Linux_X86_64 LibreOffice_project/</meta:generator>
  </office:meta>
</office:document-meta>
</file>